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5cm" fo:margin-right="0cm" fo:text-indent="0cm" style:auto-text-indent="false"/>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alues versus Objects</text:p>
      <text:p text:style-name="Standard"/>
      <text:p text:style-name="Standard">It seems to me that, with all this "Object Oriented" crap rampant in our world today, most developers seem to "miss the point". <text:s/>Let me clarify a couple of things I think need to be stuck with super-glue inside your head...</text:p>
      <text:p text:style-name="Standard"/>
      <text:p text:style-name="Standard"/>
      <text:p text:style-name="Standard">-------------------------------------------------------------------------------------</text:p>
      <text:p text:style-name="Standard">Current take on it...</text:p>
      <text:p text:style-name="Standard">-------------------------------------------------------------------------------------</text:p>
      <text:p text:style-name="Standard"/>
      <text:p text:style-name="Standard"/>
      <text:p text:style-name="Standard">It all started when I encountered Json and thought about it for a bit.</text:p>
      <text:p text:style-name="Standard"/>
      <text:p text:style-name="Standard">Let's start with an obvious non-object "value" declaration here in C...</text:p>
      <text:p text:style-name="Standard"/>
      <text:p text:style-name="P1">struct MyData {</text:p>
      <text:p text:style-name="P1"><text:s text:c="2"/>char name[20];</text:p>
      <text:p text:style-name="P1"><text:s text:c="2"/>int <text:s/>year;</text:p>
      <text:p text:style-name="P1"><text:s text:c="2"/>int <text:s/>month;</text:p>
      <text:p text:style-name="P1"><text:s text:c="2"/>int <text:s/>day;</text:p>
      <text:p text:style-name="P1">};</text:p>
      <text:p text:style-name="P1"/>
      <text:p text:style-name="Standard">Fairly straightfoward? <text:s/>Well, how about this...</text:p>
      <text:p text:style-name="Standard"/>
      <text:p text:style-name="P1">struct MyData {</text:p>
      <text:p text:style-name="P1"><text:s text:c="2"/>char name[];</text:p>
      <text:p text:style-name="P1"><text:s text:c="2"/>int <text:s/>year;</text:p>
      <text:p text:style-name="P1"><text:s text:c="2"/>int <text:s/>month;</text:p>
      <text:p text:style-name="P1"><text:s text:c="2"/>int <text:s/>day;</text:p>
      <text:p text:style-name="P1">};</text:p>
      <text:p text:style-name="P1"/>
      <text:p text:style-name="P1"/>
      <text:p text:style-name="Standard">Where's the "20" gone when defining name? <text:s/>And why does this cause problems in C?</text:p>
      <text:p text:style-name="Standard"/>
      <text:p text:style-name="Standard">-------------------------------------------------------------------------------------</text:p>
      <text:p text:style-name="Standard">Original take on it...</text:p>
      <text:p text:style-name="Standard">-------------------------------------------------------------------------------------</text:p>
      <text:p text:style-name="Standard"/>
      <text:p text:style-name="Standard"/>
      <text:p text:style-name="Standard">What is a Value?</text:p>
      <text:p text:style-name="Standard"/>
      <text:p text:style-name="Standard">A Value is a Value is a Value</text:p>
      <text:p text:style-name="Standard"/>
      <text:p text:style-name="Standard">Okay, that sounds obvious, but stick with me for a bit...</text:p>
      <text:p text:style-name="Standard"/>
      <text:p text:style-name="Standard">Numb ers are Values.</text:p>
      <text:p text:style-name="Standard"/>
      <text:p text:style-name="Standard">Value</text:p>
      <text:p text:style-name="Standard"/>
      <text:p text:style-name="Standard">What is an Object?</text:p>
      <text:p text:style-name="Standard"/>
      <text:p text:style-name="Standard">Glaringly obvious mistaking of Values for Objects...</text:p>
      <text:p text:style-name="Standard"><text:soft-page-break/></text:p>
      <text:p text:style-name="Standard">Think about case insensitive string comparison for a minute. <text:s/>This is something we sometimes do a lot. <text:s/>A "God" is pretty much the same as a "god", right?</text:p>
      <text:p text:style-name="Standard"/>
      <text:p text:style-name="Standard">Well, here's where I've seen some developers and architects get it so very wrong...</text:p>
      <text:p text:style-name="Standard"/>
      <text:p text:style-name="Standard">They put SetInsensitive() and SetSensitive() methods into their String class.</text:p>
      <text:p text:style-name="Standard"/>
      <text:p text:style-name="Standard">Why? <text:s/>They wanted to get around the fact that they call "Equals" all over the place and they want existing code work with the new "Equals sometimes means Case Insensitive Equals" idea.</text:p>
      <text:p text:style-name="Standard"/>
      <text:p text:style-name="Standard">So, they've changed their minds on whether "equals" means "insensitive equals" or "case sensitive equals".</text:p>
      <text:p text:style-name="Standard"/>
      <text:p text:style-name="Standard">Fair enough, but <text:s/>that makes the String class an OBJECT class, not a Value Class!</text:p>
      <text:p text:style-name="Standard"/>
      <text:p text:style-name="Standard">Why do I say this?</text:p>
      <text:p text:style-name="Standard"/>
      <text:p text:style-name="Standard">Take th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4M6S</meta:editing-duration>
    <meta:editing-cycles>5</meta:editing-cycles>
    <meta:generator>OpenOffice.org/3.3$Win32 OpenOffice.org_project/330m20$Build-9567</meta:generator>
    <dc:date>2011-08-04T06:56:16.74</dc:date>
    <dc:creator>Bruce Ferris</dc:creator>
    <meta:document-statistic meta:table-count="0" meta:image-count="0" meta:object-count="0" meta:page-count="2" meta:paragraph-count="39" meta:word-count="287" meta:character-count="1946"/>
    <meta:user-defined meta:name="Info 1"/>
    <meta:user-defined meta:name="Info 2"/>
    <meta:user-defined meta:name="Info 3"/>
    <meta:user-defined meta:name="Info 4"/>
  </office:meta>
</office:document-meta>
</file>